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17684" officeooo:paragraph-rsid="00017684" style:font-size-asian="14pt" style:font-size-complex="14pt"/>
    </style:style>
    <style:style style:name="P2" style:family="paragraph">
      <style:paragraph-properties fo:text-align="center"/>
      <style:text-properties fo:font-size="12pt"/>
    </style:style>
    <style:style style:name="gr1" style:family="graphic">
      <style:graphic-properties svg:stroke-width="0.0201in" svg:stroke-color="#000000" draw:marker-start-width="0.2602in" draw:marker-end-width="0.2602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_ID:</text:p>
      <text:p text:style-name="P1"/>
      <text:p text:style-name="P1">Class:</text:p>
      <text:p text:style-name="P1"><text:tab/>Prefix:</text:p>
      <text:p text:style-name="P1"><text:tab/>CourseNo:</text:p>
      <text:p text:style-name="P1"><text:tab/>Title:</text:p>
      <text:p text:style-name="P1"/>
      <text:p text:style-name="P1">Prerequisites:</text:p>
      <text:p text:style-name="P1"/>
      <text:p text:style-name="P1"/>
      <text:p text:style-name="P1"/>
      <text:p text:style-name="P1"/>
      <text:p text:style-name="P1">RequiredFor:</text:p>
      <text:p text:style-name="P1"/>
      <text:p text:style-name="P1"/>
      <text:p text:style-name="P1"/>
      <text:p text:style-name="P1">Department:</text:p>
      <text:p text:style-name="P1"/>
      <text:p text:style-name="P1"/>
      <text:p text:style-name="P1">Curriculum:</text:p>
      <text:p text:style-name="P1"/>
      <text:p text:style-name="P1"><draw:line text:anchor-type="paragraph" draw:z-index="0" draw:name="Shape1" draw:style-name="gr1" draw:text-style-name="P2" svg:x1="-0.7669in" svg:y1="0.0035in" svg:x2="7.6815in" svg:y2="0.0142in"><text:p/></draw:line></text:p>
      <text:p text:style-name="P1">_ID:</text:p>
      <text:p text:style-name="P1"/>
      <text:p text:style-name="P1">Class:</text:p>
      <text:p text:style-name="P1"><text:tab/>Prefix:</text:p>
      <text:p text:style-name="P1"><text:tab/>CourseNo:</text:p>
      <text:p text:style-name="P1"><text:tab/>Title:</text:p>
      <text:p text:style-name="P1"/>
      <text:p text:style-name="P1">Prerequisites:</text:p>
      <text:p text:style-name="P1"/>
      <text:p text:style-name="P1"/>
      <text:p text:style-name="P1"/>
      <text:p text:style-name="P1"/>
      <text:p text:style-name="P1">RequiredFor:</text:p>
      <text:p text:style-name="P1"/>
      <text:p text:style-name="P1"/>
      <text:p text:style-name="P1"/>
      <text:p text:style-name="P1">Department:</text:p>
      <text:p text:style-name="P1"/>
      <text:p text:style-name="P1"/>
      <text:p text:style-name="P1">Curriculum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09:23:17.495914521</meta:creation-date>
    <meta:print-date>2017-11-22T09:29:15.324667742</meta:print-date>
    <dc:date>2017-11-22T09:31:24.693145362</dc:date>
    <meta:editing-duration>PT8M7S</meta:editing-duration>
    <meta:editing-cycles>1</meta:editing-cycles>
    <meta:document-statistic meta:table-count="0" meta:image-count="0" meta:object-count="0" meta:page-count="1" meta:paragraph-count="18" meta:word-count="18" meta:character-count="166" meta:non-whitespace-character-count="160"/>
    <meta:generator>LibreOffice/5.1.6.2$Linux_X86_64 LibreOffice_project/10m0$Build-2</meta:generator>
  </office:meta>
</office:document-meta>
</file>